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20000487900003317465A195B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frame draw:name="Picture 4" draw:style-name="gr1" draw:text-style-name="P1" draw:layer="layout" svg:width="15.6cm" svg:height="11.2cm" svg:x="0.6cm" svg:y="0.6cm">
          <draw:image xlink:href="Pictures/200000120000487900003317465A195B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15:11:43</meta:creation-date>
    <dc:date>2013-01-27T15:14:47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